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7.013cm" fo:margin-left="0cm" fo:margin-right="-0.012cm" table:align="margins"/>
    </style:style>
    <style:style style:name="Table1.A" style:family="table-column">
      <style:table-column-properties style:column-width="1.004cm" style:rel-column-width="3866*"/>
    </style:style>
    <style:style style:name="Table1.B" style:family="table-column">
      <style:table-column-properties style:column-width="14.131cm" style:rel-column-width="54432*"/>
    </style:style>
    <style:style style:name="Table1.C" style:family="table-column">
      <style:table-column-properties style:column-width="1.879cm" style:rel-column-width="7237*"/>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data-style-name="N0">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none" fo:border-top="none" fo:border-bottom="0.002cm solid #000000"/>
    </style:style>
    <style:style style:name="Table1.C2" style:family="table-cell" style:data-style-name="N0">
      <style:table-cell-properties fo:padding="0.097cm" fo:border-left="0.002cm solid #000000" fo:border-right="0.002cm solid #000000" fo:border-top="none" fo:border-bottom="0.002cm solid #000000"/>
    </style:style>
    <style:style style:name="Table2" style:family="table">
      <style:table-properties style:width="17.013cm" fo:margin-left="0cm" fo:margin-right="-0.012cm" table:align="margins"/>
    </style:style>
    <style:style style:name="Table2.A" style:family="table-column">
      <style:table-column-properties style:column-width="1.005cm" style:rel-column-width="3872*"/>
    </style:style>
    <style:style style:name="Table2.B" style:family="table-column">
      <style:table-column-properties style:column-width="13.838cm" style:rel-column-width="53304*"/>
    </style:style>
    <style:style style:name="Table2.C" style:family="table-column">
      <style:table-column-properties style:column-width="2.17cm" style:rel-column-width="8359*"/>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data-style-name="N0">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none" fo:border-top="none" fo:border-bottom="0.002cm solid #000000"/>
    </style:style>
    <style:style style:name="Table2.C2" style:family="table-cell" style:data-style-name="N0">
      <style:table-cell-properties fo:padding="0.097cm" fo:border-left="0.002cm solid #000000" fo:border-right="0.002cm solid #000000" fo:border-top="none" fo:border-bottom="0.002cm solid #000000"/>
    </style:style>
    <style:style style:name="Table3" style:family="table">
      <style:table-properties style:width="17.013cm" fo:margin-left="0cm" fo:margin-right="-0.012cm" table:align="margins"/>
    </style:style>
    <style:style style:name="Table3.A" style:family="table-column">
      <style:table-column-properties style:column-width="1.005cm" style:rel-column-width="3872*"/>
    </style:style>
    <style:style style:name="Table3.B" style:family="table-column">
      <style:table-column-properties style:column-width="13.838cm" style:rel-column-width="53304*"/>
    </style:style>
    <style:style style:name="Table3.C" style:family="table-column">
      <style:table-column-properties style:column-width="2.17cm" style:rel-column-width="8359*"/>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data-style-name="N0">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none" fo:border-top="none" fo:border-bottom="0.002cm solid #000000"/>
    </style:style>
    <style:style style:name="Table3.C2" style:family="table-cell" style:data-style-name="N0">
      <style:table-cell-properties fo:padding="0.097cm" fo:border-left="0.002cm solid #000000" fo:border-right="0.002cm solid #000000" fo:border-top="none" fo:border-bottom="0.002cm solid #000000"/>
    </style:style>
    <style:style style:name="Table4" style:family="table">
      <style:table-properties style:width="17.013cm" fo:margin-left="0cm" fo:margin-right="-0.012cm" table:align="margins"/>
    </style:style>
    <style:style style:name="Table4.A" style:family="table-column">
      <style:table-column-properties style:column-width="1.004cm" style:rel-column-width="3866*"/>
    </style:style>
    <style:style style:name="Table4.B" style:family="table-column">
      <style:table-column-properties style:column-width="13.838cm" style:rel-column-width="53304*"/>
    </style:style>
    <style:style style:name="Table4.C" style:family="table-column">
      <style:table-column-properties style:column-width="2.171cm" style:rel-column-width="8365*"/>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data-style-name="N0">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none" fo:border-top="none" fo:border-bottom="0.002cm solid #000000"/>
    </style:style>
    <style:style style:name="Table4.C2" style:family="table-cell" style:data-style-name="N0">
      <style:table-cell-properties fo:padding="0.097cm" fo:border-left="0.002cm solid #000000" fo:border-right="0.002cm solid #000000" fo:border-top="none" fo:border-bottom="0.002cm solid #000000"/>
    </style:style>
    <style:style style:name="Table5" style:family="table">
      <style:table-properties style:width="17.013cm" fo:margin-left="0cm" fo:margin-right="-0.012cm" table:align="margins"/>
    </style:style>
    <style:style style:name="Table5.A" style:family="table-column">
      <style:table-column-properties style:column-width="1.004cm" style:rel-column-width="3866*"/>
    </style:style>
    <style:style style:name="Table5.B" style:family="table-column">
      <style:table-column-properties style:column-width="13.838cm" style:rel-column-width="53304*"/>
    </style:style>
    <style:style style:name="Table5.C" style:family="table-column">
      <style:table-column-properties style:column-width="2.171cm" style:rel-column-width="8365*"/>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data-style-name="N0">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none" fo:border-top="none" fo:border-bottom="0.002cm solid #000000"/>
    </style:style>
    <style:style style:name="Table5.C2" style:family="table-cell" style:data-style-name="N0">
      <style:table-cell-properties fo:padding="0.097cm" fo:border-left="0.002cm solid #000000" fo:border-right="0.002cm solid #000000" fo:border-top="none" fo:border-bottom="0.002cm solid #000000"/>
    </style:style>
    <style:style style:name="Tabell1" style:family="table">
      <style:table-properties style:width="17.013cm" fo:margin-left="0cm" fo:margin-right="-0.012cm" table:align="margins"/>
    </style:style>
    <style:style style:name="Tabell1.A" style:family="table-column">
      <style:table-column-properties style:column-width="1.005cm" style:rel-column-width="3872*"/>
    </style:style>
    <style:style style:name="Tabell1.B" style:family="table-column">
      <style:table-column-properties style:column-width="13.838cm" style:rel-column-width="53304*"/>
    </style:style>
    <style:style style:name="Tabell1.C" style:family="table-column">
      <style:table-column-properties style:column-width="2.17cm" style:rel-column-width="8359*"/>
    </style:style>
    <style:style style:name="Tabell1.A1" style:family="table-cell">
      <style:table-cell-properties fo:padding="0.097cm" fo:border-left="0.002cm solid #000000" fo:border-right="none" fo:border-top="0.002cm solid #000000" fo:border-bottom="0.002cm solid #000000"/>
    </style:style>
    <style:style style:name="Tabell1.C1" style:family="table-cell">
      <style:table-cell-properties fo:padding="0.097cm" fo:border="0.002cm solid #000000"/>
    </style:style>
    <style:style style:name="Tabell1.A2" style:family="table-cell" style:data-style-name="N0">
      <style:table-cell-properties fo:padding="0.097cm" fo:border-left="0.002cm solid #000000" fo:border-right="none" fo:border-top="none" fo:border-bottom="0.002cm solid #000000"/>
    </style:style>
    <style:style style:name="Tabell1.B2" style:family="table-cell">
      <style:table-cell-properties fo:padding="0.097cm" fo:border-left="0.002cm solid #000000" fo:border-right="none" fo:border-top="none" fo:border-bottom="0.002cm solid #000000"/>
    </style:style>
    <style:style style:name="Tabell1.C2" style:family="table-cell" style:data-style-name="N0">
      <style:table-cell-properties fo:padding="0.097cm" fo:border-left="0.002cm solid #000000" fo:border-right="0.002cm solid #000000" fo:border-top="none" fo:border-bottom="0.002cm solid #000000"/>
    </style:style>
    <style:style style:name="Tabell1.C4"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66pt" fo:font-weight="bold" style:font-size-asian="66pt" style:font-weight-asian="bold" style:font-size-complex="66pt" style:font-weight-complex="bold"/>
    </style:style>
    <style:style style:name="P2" style:family="paragraph" style:parent-style-name="Standard">
      <style:paragraph-properties fo:text-align="center" style:justify-single-word="false"/>
      <style:text-properties fo:font-size="20pt" fo:font-weight="normal" style:font-size-asian="20pt" style:font-weight-asian="normal" style:font-size-complex="20pt" style:font-weight-complex="normal"/>
    </style:style>
    <style:style style:name="P3" style:family="paragraph" style:parent-style-name="Standard">
      <style:paragraph-properties fo:text-align="center" style:justify-single-word="false"/>
      <style:text-properties fo:font-size="16pt" fo:font-weight="normal" style:font-size-asian="16pt" style:font-weight-asian="normal" style:font-size-complex="16pt" style:font-weight-complex="normal"/>
    </style:style>
    <style:style style:name="P4"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7"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9" style:family="paragraph" style:parent-style-name="Standard">
      <style:paragraph-properties fo:text-align="start" style:justify-single-word="false"/>
    </style:style>
    <style:style style:name="P10" style:family="paragraph" style:parent-style-name="Standard">
      <style:text-properties fo:font-weight="bold" style:font-weight-asian="bold" style:font-weight-complex="bold"/>
    </style:style>
    <style:style style:name="P11" style:family="paragraph" style:parent-style-name="Standard">
      <style:paragraph-properties fo:text-align="start" style:justify-single-word="false"/>
      <style:text-properties fo:font-weight="bold" style:font-weight-asian="bold" style:font-weight-complex="bold"/>
    </style:style>
    <style:style style:name="P12" style:family="paragraph" style:parent-style-name="Standard">
      <style:paragraph-properties>
        <style:tab-stops>
          <style:tab-stop style:position="16.854cm" style:type="right"/>
        </style:tab-stops>
      </style:paragraph-properties>
      <style:text-properties fo:font-weight="bold" style:font-weight-asian="bold" style:font-weight-complex="bold"/>
    </style:style>
    <style:style style:name="P13" style:family="paragraph" style:parent-style-name="Standard">
      <style:paragraph-properties fo:text-align="start" style:justify-single-word="false"/>
      <style:text-properties fo:font-weight="normal" style:font-weight-asian="normal" style:font-weight-complex="normal"/>
    </style:style>
    <style:style style:name="P14"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15" style:family="paragraph" style:parent-style-name="Standard">
      <style:paragraph-properties fo:text-align="start" style:justify-single-word="false" fo:break-before="page"/>
      <style:text-properties fo:font-size="12pt" fo:font-weight="bold" style:font-size-asian="12pt" style:font-weight-asian="bold" style:font-size-complex="12pt" style:font-weight-complex="bold"/>
    </style:style>
    <style:style style:name="P16" style:family="paragraph" style:parent-style-name="Standard">
      <style:paragraph-properties fo:text-align="start" style:justify-single-word="false" fo:break-before="page"/>
      <style:text-properties fo:font-size="12pt" fo:font-style="normal" fo:font-weight="bold" style:font-size-asian="12pt" style:font-style-asian="normal" style:font-weight-asian="bold" style:font-size-complex="12pt" style:font-style-complex="normal" style:font-weight-complex="bold"/>
    </style:style>
    <style:style style:name="P17" style:family="paragraph" style:parent-style-name="Contents_20_Heading">
      <style:paragraph-properties fo:break-before="page"/>
    </style:style>
    <style:style style:name="P18" style:family="paragraph" style:parent-style-name="Table_20_Contents">
      <style:paragraph-properties fo:text-align="center" style:justify-single-word="false"/>
    </style:style>
    <style:style style:name="P19" style:family="paragraph" style:parent-style-name="Table_20_Contents">
      <style:text-properties fo:font-weight="bold" style:font-weight-asian="bold" style:font-weight-complex="bold"/>
    </style:style>
    <style:style style:name="P20" style:family="paragraph" style:parent-style-name="Table_20_Contents">
      <style:text-properties fo:font-weight="normal" style:font-weight-asian="normal" style:font-weight-complex="normal"/>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Standard" style:master-page-name="Index">
      <style:paragraph-properties fo:text-align="start" style:justify-single-word="false" style:page-number="auto"/>
      <style:text-properties fo:font-size="12pt" fo:font-style="normal" fo:font-weight="bold" style:font-size-asian="12pt" style:font-style-asian="normal" style:font-weight-asian="bold" style:font-size-complex="12pt" style:font-style-complex="normal" style:font-weight-complex="bold"/>
    </style:style>
    <style:style style:name="P24" style:family="paragraph" style:parent-style-name="Standard" style:list-style-name="L1">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25" style:family="paragraph" style:parent-style-name="Standard" style:list-style-name="L2">
      <style:paragraph-properties fo:text-align="start" style:justify-single-word="false"/>
    </style:style>
    <style:style style:name="P26" style:family="paragraph" style:parent-style-name="Standard" style:list-style-name="L3">
      <style:paragraph-properties fo:text-align="start" style:justify-single-word="false"/>
    </style:style>
    <style:style style:name="P27" style:family="paragraph" style:parent-style-name="Table_20_Contents">
      <style:paragraph-properties fo:text-align="center" style:justify-single-word="false"/>
    </style:style>
    <style:style style:name="P28" style:family="paragraph" style:parent-style-name="Table_20_Contents">
      <style:text-properties fo:font-weight="bold" style:font-weight-asian="bold" style:font-weight-complex="bold"/>
    </style:style>
    <style:style style:name="P29" style:family="paragraph" style:parent-style-name="Table_20_Contents">
      <style:text-properties fo:font-weight="normal" style:font-weight-asian="normal"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A3B</text:p>
      <text:p text:style-name="P2">Kravspecifikation</text:p>
      <text:p text:style-name="P14">version 1.1</text:p>
      <text:p text:style-name="P2"/>
      <text:p text:style-name="P3">Andersson, Adam, adaan690</text:p>
      <text:p text:style-name="P3">Andersson, Conny, conan414</text:p>
      <text:p text:style-name="P3">Andersson, Martin, maran703</text:p>
      <text:p text:style-name="P3">Bolin, Andreas, andbo467</text:p>
      <text:p text:style-name="P4"/>
      <text:p text:style-name="P4">2012-11-02</text:p>
      <text:p text:style-name="P4"/>
      <text:p text:style-name="P4"/>
      <text:p text:style-name="P4"/>
      <text:p text:style-name="P4"/>
      <text:p text:style-name="P15">Sammanfattning</text:p>
      <text:p text:style-name="P6"/>
      <text:p text:style-name="P5">Detta dokument ska specificera kraven för projektet A3B som genomförs i kursen TDDC76 <text:span text:style-name="T1">Programmering och datastrukturer. </text:span><text:span text:style-name="T2">Det innefattar <text:s/>bland annat en övergripande systembeskrivning följt av hur användargränssnittet ska se ut samt systemets funktioner. Projektet består av att implementera ett bokningssystem för fordon i C++ med ett grafiskt gränssnitt.</text:span></text:p>
      <text:table-of-content text:style-name="Sect1" text:protected="true" text:name="Innehållsförteckning1">
        <text:table-of-content-source text:outline-level="10">
          <text:index-title-template text:style-name="Contents_20_Heading">Innehållsförteckning</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nehållsförteckning1_Head">
            <text:p text:style-name="P17">Innehållsförteckning</text:p>
          </text:index-title>
          <text:p text:style-name="P22"><text:s/><text:tab/>3</text:p>
          <text:p text:style-name="P22">1. Inledning<text:tab/>4</text:p>
          <text:p text:style-name="P22">2. Dokumentkonventioner<text:tab/>5</text:p>
          <text:p text:style-name="P22">3. Systembeskrivning<text:tab/>6</text:p>
          <text:p text:style-name="P22">4. Användargränssnitt<text:tab/>7</text:p>
          <text:p text:style-name="P21">4.1 Bokning<text:tab/>7</text:p>
          <text:p text:style-name="P21">4.2 Sök<text:tab/>7</text:p>
          <text:p text:style-name="P21">4.3 Lämna ut<text:tab/>7</text:p>
          <text:p text:style-name="P21">4.4 Återlämna<text:tab/>7</text:p>
          <text:p text:style-name="P21">4.5 Fordon<text:tab/>7</text:p>
          <text:p text:style-name="P21">4.6 Om<text:tab/>8</text:p>
          <text:p text:style-name="P21">4.7 Inställningar<text:tab/>8</text:p>
          <text:p text:style-name="P22">5. <text:s/>Systemfunktioner<text:tab/>9</text:p>
          <text:p text:style-name="P21">5.1 Bokningssystemet<text:tab/>9</text:p>
          <text:p text:style-name="P21">5.2 Söksystemet<text:tab/>10</text:p>
          <text:p text:style-name="P21">5.3 Utlämning<text:tab/>10</text:p>
          <text:p text:style-name="P21">5.4 Återlämning<text:tab/>11</text:p>
          <text:p text:style-name="P21">5.5 Fordonssystemet<text:tab/>11</text:p>
          <text:p text:style-name="P21">5.6 Övrigt<text:tab/>11</text:p>
          <text:p text:style-name="P22">6. Lagring av permanent data<text:tab/>13</text:p>
        </text:index-body>
      </text:table-of-content>
      <text:p text:style-name="P8"><text:toc-mark text:string-value=" " text:outline-level="1"/></text:p>
      <text:p text:style-name="P23"><text:toc-mark-start text:id="IMark106691128" text:outline-level="1"/>1. Inledning<text:toc-mark-end text:id="IMark106691128"/></text:p>
      <text:p text:style-name="P8"/>
      <text:p text:style-name="P7">Projektet består av att implementera ett system i kursen <text:span text:style-name="T1">TDDC76 Programmering och datastrukturer. </text:span>I detta dokument specificeras kraven på systemet samt hur användargränssnittet kommer se ut. Senare kommer även en objektorienterad analys (OOA) samt objektorienterad design (OOD) göras och dokumenteras. Slutligen ska systemet implementeras i C++.</text:p>
      <text:p text:style-name="P7"/>
      <text:p text:style-name="P7">Systemet är ett bokningssystem för fordon med ett grafiskt gränssnitt mot operatören. I bokningssystemet ska man kunna boka fordon och även kunna hantera in- och utlämning av fordon.</text:p>
      <text:p text:style-name="P7">Vidare ska man även kunna söka fram bokningar och fordon. En databas kommer användas för bokningar samt en för fordon. Systemet ska täcka administrationsbehovet för en mindre uthyrningsstation.</text:p>
      <text:p text:style-name="P8"/>
      <text:p text:style-name="P7"/>
      <text:p text:style-name="P16"><text:toc-mark-start text:id="IMark106691128" text:outline-level="1"/>2. Dokumentkonventioner<text:toc-mark-end text:id="IMark106691128"/></text:p>
      <text:p text:style-name="P8"/>
      <text:list xml:id="list1275212296" text:style-name="L1">
        <text:list-item>
          <text:p text:style-name="P24">Aktiv bokning: Med aktiv bokning menas de bokningar som lämnats ut men ej ännu återlämnats.</text:p>
        </text:list-item>
        <text:list-item>
          <text:p text:style-name="P24">reg. nr. : Registreringsnummer.</text:p>
        </text:list-item>
      </text:list>
      <text:p text:style-name="P16"><text:toc-mark-start text:id="IMark106691128" text:outline-level="1"/>3. Systembeskrivning<text:toc-mark-end text:id="IMark106691128"/></text:p>
      <text:p text:style-name="P8"/>
      <text:p text:style-name="P7">Systemet består av ett bokningssystem för fordon med ett grafiskt gränssnitt. Operatören bokar fordon åt kunden enligt dennes önskemål om tid och typ av fordon. Vidare kan operatören <text:s/>gå in och söka efter bokningar för att ändra eller aktivera dessa. Vid utlämning av ett fordon ändras statusen för bokning till aktiv. Vid återlämning av fordon görs fordonet tillgängligt för bokning igen och mätarställning samt eventuella skador rapporteras in till systemet. Operatören kan även söka i och ändra den befintliga fordonsparken via systemet. </text:p>
      <text:p text:style-name="P7"/>
      <text:p text:style-name="P7">Vid för tidig utlämning av ett fordon ges operatören en varning. Om en bokning ej aktiveras efter en bestämd tid kommer en förfrågan upp om man vill makulera bokningen. <text:s/></text:p>
      <text:p text:style-name="P7"/>
      <text:p text:style-name="P7">Systemet är tänkt att täcka administrationsbehovet för en mindre uthyrningsstation.</text:p>
      <text:p text:style-name="P7"/>
      <text:p text:style-name="P16"><text:toc-mark-start text:id="IMark106691128" text:outline-level="1"/>4. Användargränssnitt<text:toc-mark-end text:id="IMark106691128"/></text:p>
      <text:p text:style-name="P8"/>
      <text:p text:style-name="P7">Ett grafiskt gränssnitt används för att kommunicera med programmet. Grafiken kommer huvudsakligen bestå av fyra flikar:</text:p>
      <text:list xml:id="list1046942586" text:style-name="L2">
        <text:list-item>
          <text:p text:style-name="P25">Bokning </text:p>
        </text:list-item>
        <text:list-item>
          <text:p text:style-name="P25">Sök</text:p>
        </text:list-item>
        <text:list-item>
          <text:p text:style-name="P25">Lämna ut</text:p>
        </text:list-item>
        <text:list-item>
          <text:p text:style-name="P25">Återlämna</text:p>
        </text:list-item>
        <text:list-item>
          <text:p text:style-name="P25">Fordon </text:p>
        </text:list-item>
      </text:list>
      <text:p text:style-name="P9">Tilläggsfunktionalitet: Vidare kommer även en menyrad finnas med rubrikerna:</text:p>
      <text:list xml:id="list2071203805" text:style-name="L3">
        <text:list-item>
          <text:p text:style-name="P26">Om</text:p>
        </text:list-item>
        <text:list-item>
          <text:p text:style-name="P26">Inställningar</text:p>
        </text:list-item>
      </text:list>
      <text:p text:style-name="P9"/>
      <text:p text:style-name="P11"><text:toc-mark-start text:id="IMark106691512" text:outline-level="2"/>4.1 Bokning<text:toc-mark-end text:id="IMark106691512"/> </text:p>
      <text:p text:style-name="P13">Överst i denna flik väljs start- och slut- datum och tid. Väljs gör de med rullistor. Under detta väljs kategori av fordon vilket listar tillgängliga fordon vid given tid efter att man tryckt <text:s/>på knappen ”Sök bokning”. I listan visas fordonstyp, reg. nr., samt start- och slutdatum. Om bokningen är tillgänglig aktiveras en knapp ”Boka” som tar en vidare till ett formulär där kunduppgifter matas in. Därefter ombeds man bekräfta bokningen. </text:p>
      <text:p text:style-name="P13">Tilläggsfunktionalitet: Förslag listas på andra tillgängliga tider om önskad tid och typ ej finns. Körsträcka ska anges vilket ger en prisuppskattning i listningen av bokningar. </text:p>
      <text:p text:style-name="P13"/>
      <text:p text:style-name="P11"><text:toc-mark-start text:id="IMark106691512" text:outline-level="2"/>4.2 Sök<text:toc-mark-end text:id="IMark106691512"/></text:p>
      <text:p text:style-name="P13">Överst visas en sökruta där operatören kan mata in data. Till vänster i fliken finns en undermeny där man väljer hur man vill söka på en bokning. T.ex. via bokningsnummer eller personnummer. När man trycker ”Sök” listas de bokningar som överensstämmer och dess start- samt slutdatum, kundens namn och vilket fordon bokningen gäller visas. När man valt ett listval visas utförligare info om aktuellt fordon. Underst finns knapparna ”Visa”, ”Ändra” och ”Ta bort”. ”Visa” ger all info om vald bokning. ”Ändra” skickar vidare en till bokningssidan med aktuella värden inmatade. ”Ta bort” ber om en bekräftelse för att ta bort bokningen.</text:p>
      <text:p text:style-name="P13">Tilläggsfunktionalitet: Under sökrutan finns tre checkrutor för att välja om man vill söka på ”Avslutade”, ”Aktiva” eller ”Kommande” bokningar.</text:p>
      <text:p text:style-name="P8"/>
      <text:p text:style-name="P8"><text:toc-mark-start text:id="IMark106691512" text:outline-level="2"/>4.3 Lämna ut<text:toc-mark-end text:id="IMark106691512"/></text:p>
      <text:p text:style-name="P7">Under denna flik listas dagens bokningar som ej lämnats ut ännu. I listan visas kundnamn, start- samt slutdatum, och vilket fordon det gäller. Längst ner finns knapparna ”Lämna ut”, ”Ändra” samt ”Ta bort”. ”Lämna ut” visar all info om bokningen och ber om en bekräftelse. ”Ändra och ”Ta bort” <text:s/>fungerar som under ”Sök”.</text:p>
      <text:p text:style-name="P7">Tilläggsfunktionalitet: Varning ska visas vid för tidig utlämning.</text:p>
      <text:p text:style-name="P8"/>
      <text:p text:style-name="P8"><text:toc-mark-start text:id="IMark106691512" text:outline-level="2"/>4.4 Återlämna<text:toc-mark-end text:id="IMark106691512"/></text:p>
      <text:p text:style-name="P7">Under denna flik listas aktiva bokningar. I listan visas kundnamn, start- samt slutdatum och vilket fordon det gäller. Längst ner finns knapparna ”Återlämna” och ”Ändra”. ”Återlämna” visar info om bokningen och ber operatören uppdatera trippmätare samt skaderapport för fordonet, avslutas med en bekräftelse. ”Ändra” fungerar som under ”Sök”.</text:p>
      <text:p text:style-name="P7">Tilläggsfunktionalitet: Vid återlämning ska uppgifter om kostnad av bokningen baserat på hyrt fordon, tid samt mätarställning ges. Varning ska ges vid för sen återlämning.</text:p>
      <text:p text:style-name="P7"/>
      <text:p text:style-name="P8"><text:toc-mark-start text:id="IMark106691512" text:outline-level="2"/>4.5 Fordon<text:toc-mark-end text:id="IMark106691512"/></text:p>
      <text:p text:style-name="P7">Här listas alla fordon med reg. nr. Längst ner finns tre val: ”Info”, ”Lägg till fordon” och ”Ta bort <text:soft-page-break/>fordon”. ”Info” ger information om fordonet. ”Lägg till fordon” ber en mata in fordonsuppgifter och lägger sedan till ett nytt fordon med angivna uppgifter efter en bekräftelse från operatören. ”Ta bort fordon” <text:s/>ber om en bekräftelse från operatören sedan går fordonet ej att boka.</text:p>
      <text:p text:style-name="P7">Tilläggsfunktionalitet: Under ”Info” finns även alternativet att ”Ändra” <text:s/>vilket gör att man kan ändra uppgifterna om fordonet.</text:p>
      <text:p text:style-name="P8"/>
      <text:p text:style-name="P8"><text:toc-mark-start text:id="IMark106691512" text:outline-level="2"/>4.6 Om<text:toc-mark-end text:id="IMark106691512"/></text:p>
      <text:p text:style-name="P7">Tilläggsfunktionalitet: Visar en ruta med information om programversion samt upphovsrättsinformation.</text:p>
      <text:p text:style-name="P7"/>
      <text:p text:style-name="P8"><text:toc-mark-start text:id="IMark106691512" text:outline-level="2"/>4.7 Inställningar<text:toc-mark-end text:id="IMark106691512"/></text:p>
      <text:p text:style-name="P7">Tilläggsfunktionalitet: Kunna ange kortaste hyrtid. Kunna ange stationens öppettider. Kunna ange priser för olika kategorier samt milkostnad. Kunna ange kortaste tid innan uthämtning som avbokning ska kunna göras utan att varning ges.</text:p>
      <text:p text:style-name="P16"><text:toc-mark-start text:id="IMark106691512" text:outline-level="1"/><text:alphabetical-index-mark-start text:id="IMark106691272"/>5. <text:s/>Systemfunktioner<text:alphabetical-index-mark-end text:id="IMark106691272"/><text:toc-mark-end text:id="IMark106691512"/></text:p>
      <text:p text:style-name="P8"/>
      <text:p text:style-name="P7">Nedan beskrivs de olika krav som systemet ska uppfylla.</text:p>
      <text:p text:style-name="P10"/>
      <text:p text:style-name="P10"/>
      <text:p text:style-name="P10"/>
      <text:p text:style-name="P12"><text:toc-mark-start text:id="IMark106691512" text:outline-level="2"/>5.1 Bokningssystemet<text:toc-mark-end text:id="IMark106691512"/><text:tab/>Prioritet: 1 = Absolut, 2 = Tillägg</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Nr.</text:p>
            </table:table-cell>
            <table:table-cell table:style-name="Table1.A1" office:value-type="string">
              <text:p text:style-name="Table_20_Heading">Beskrivning</text:p>
            </table:table-cell>
            <table:table-cell table:style-name="Table1.C1" office:value-type="string">
              <text:p text:style-name="Table_20_Heading">Prioritet</text:p>
            </table:table-cell>
          </table:table-row>
        </table:table-header-rows>
        <table:table-row>
          <table:table-cell table:style-name="Table1.A2" office:value-type="float" office:value="1">
            <text:p text:style-name="P18">1</text:p>
          </table:table-cell>
          <table:table-cell table:style-name="Table1.B2" office:value-type="string">
            <text:p text:style-name="P19">Datum:</text:p>
            <text:p text:style-name="Table_20_Contents">Ett start och slutdatum ska väljas, detta tillsammans med tid och fordonstyp kommer generera en lista av tillgängliga förslag.</text:p>
          </table:table-cell>
          <table:table-cell table:style-name="Table1.C2" office:value-type="float" office:value="1">
            <text:p text:style-name="P18">1</text:p>
          </table:table-cell>
        </table:table-row>
        <table:table-row>
          <table:table-cell table:style-name="Table1.A2" office:value-type="float" office:value="1.1">
            <text:p text:style-name="P18">1,1</text:p>
          </table:table-cell>
          <table:table-cell table:style-name="Table1.B2" office:value-type="string">
            <text:p text:style-name="P19">Datum – Standardval</text:p>
            <text:p text:style-name="P20">Start- och slutdatum sätts till dagens datum.</text:p>
          </table:table-cell>
          <table:table-cell table:style-name="Table1.C2" office:value-type="float" office:value="2">
            <text:p text:style-name="P18">2</text:p>
          </table:table-cell>
        </table:table-row>
        <table:table-row>
          <table:table-cell table:style-name="Table1.A2" office:value-type="float" office:value="1.2">
            <text:p text:style-name="P18">1,2</text:p>
          </table:table-cell>
          <table:table-cell table:style-name="Table1.B2" office:value-type="string">
            <text:p text:style-name="P19">Datum – Automatisk uppdatering</text:p>
            <text:p text:style-name="P20">Slutdatum flyttas till samma som startdatum när startdatum överlappar slutdatum.</text:p>
          </table:table-cell>
          <table:table-cell table:style-name="Table1.C2" office:value-type="float" office:value="2">
            <text:p text:style-name="P18">2</text:p>
          </table:table-cell>
        </table:table-row>
        <table:table-row>
          <table:table-cell table:style-name="Table1.A2" office:value-type="float" office:value="2">
            <text:p text:style-name="P18">2</text:p>
          </table:table-cell>
          <table:table-cell table:style-name="Table1.B2" office:value-type="string">
            <text:p text:style-name="P19">Tid:</text:p>
            <text:p text:style-name="Table_20_Contents">En start och sluttid ska väljas, detta tillsammans med datum och fordonstyp kommer generera en lista av tillgängliga förslag.</text:p>
          </table:table-cell>
          <table:table-cell table:style-name="Table1.C2" office:value-type="float" office:value="1">
            <text:p text:style-name="P18">1</text:p>
          </table:table-cell>
        </table:table-row>
        <table:table-row>
          <table:table-cell table:style-name="Table1.A2" office:value-type="float" office:value="2.1">
            <text:p text:style-name="P18">2,1</text:p>
          </table:table-cell>
          <table:table-cell table:style-name="Table1.B2" office:value-type="string">
            <text:p text:style-name="P19">Tid – Standardval</text:p>
            <text:p text:style-name="P20">Starttid sätts till aktuell tid, sluttid sätts till ett förutbestämt tidsintervall senare.</text:p>
          </table:table-cell>
          <table:table-cell table:style-name="Table1.C2" office:value-type="float" office:value="2">
            <text:p text:style-name="P18">2</text:p>
          </table:table-cell>
        </table:table-row>
        <table:table-row>
          <table:table-cell table:style-name="Table1.A2" office:value-type="float" office:value="2.2">
            <text:p text:style-name="P18">2,2</text:p>
          </table:table-cell>
          <table:table-cell table:style-name="Table1.B2" office:value-type="string">
            <text:p text:style-name="P19">Tid – Automatisk uppdatering</text:p>
            <text:p text:style-name="P20">Sluttid flyttas till samma tid plus ett tidsintervall senare som starttid, när starttid ändras.</text:p>
          </table:table-cell>
          <table:table-cell table:style-name="Table1.C2" office:value-type="float" office:value="2">
            <text:p text:style-name="P18">2</text:p>
          </table:table-cell>
        </table:table-row>
        <table:table-row>
          <table:table-cell table:style-name="Table1.A2" office:value-type="float" office:value="2.3">
            <text:p text:style-name="P18">2,3</text:p>
          </table:table-cell>
          <table:table-cell table:style-name="Table1.B2" office:value-type="string">
            <text:p text:style-name="P19">Tid – Tidsintervall</text:p>
            <text:p text:style-name="P20"><text:s/>Möjlighet för operatören att definiera det förutbestämda tidsintervallet.</text:p>
          </table:table-cell>
          <table:table-cell table:style-name="Table1.C2" office:value-type="float" office:value="2">
            <text:p text:style-name="P18">2</text:p>
          </table:table-cell>
        </table:table-row>
        <table:table-row>
          <table:table-cell table:style-name="Table1.A2" office:value-type="float" office:value="2.4">
            <text:p text:style-name="P18">2,4</text:p>
          </table:table-cell>
          <table:table-cell table:style-name="Table1.B2" office:value-type="string">
            <text:p text:style-name="P19">Tid – Öppettider</text:p>
            <text:p text:style-name="P20">Kontrollera uthämtningstider mot öppettider.</text:p>
          </table:table-cell>
          <table:table-cell table:style-name="Table1.C2" office:value-type="float" office:value="2">
            <text:p text:style-name="P18">2</text:p>
          </table:table-cell>
        </table:table-row>
        <table:table-row>
          <table:table-cell table:style-name="Table1.A2" office:value-type="float" office:value="2.5">
            <text:p text:style-name="P18">2,5</text:p>
          </table:table-cell>
          <table:table-cell table:style-name="Table1.B2" office:value-type="string">
            <text:p text:style-name="P19">Tid – Minsta uthyrningstid</text:p>
            <text:p text:style-name="P20">Minsta tid ett fordon han vara uthyrt.</text:p>
          </table:table-cell>
          <table:table-cell table:style-name="Table1.C2" office:value-type="float" office:value="2">
            <text:p text:style-name="P18">2</text:p>
          </table:table-cell>
        </table:table-row>
        <table:table-row>
          <table:table-cell table:style-name="Table1.A2" office:value-type="float" office:value="3">
            <text:p text:style-name="P18">3</text:p>
          </table:table-cell>
          <table:table-cell table:style-name="Table1.B2" office:value-type="string">
            <text:p text:style-name="P19">Fordonstyp</text:p>
            <text:p text:style-name="Table_20_Contents">En fordonstyp ska väljas, detta tillsammans med datum och tid kommer generera en lista av tillgängliga förslag.</text:p>
          </table:table-cell>
          <table:table-cell table:style-name="Table1.C2" office:value-type="float" office:value="1">
            <text:p text:style-name="P18">1</text:p>
          </table:table-cell>
        </table:table-row>
        <table:table-row>
          <table:table-cell table:style-name="Table1.A2" office:value-type="float" office:value="3.1">
            <text:p text:style-name="P18">3,1</text:p>
          </table:table-cell>
          <table:table-cell table:style-name="Table1.B2" office:value-type="string">
            <text:p text:style-name="P19">Prisuppskattning</text:p>
            <text:p text:style-name="P20">Angiven fordonstyp tillsammans med angiven förväntad körsträcka samt tid ska genera en prisuppskattning på bokningen.</text:p>
          </table:table-cell>
          <table:table-cell table:style-name="Table1.C2" office:value-type="float" office:value="2">
            <text:p text:style-name="P18">2</text:p>
          </table:table-cell>
        </table:table-row>
        <table:table-row>
          <table:table-cell table:style-name="Table1.A2" office:value-type="float" office:value="4">
            <text:p text:style-name="P18">4</text:p>
          </table:table-cell>
          <table:table-cell table:style-name="Table1.B2" office:value-type="string">
            <text:p text:style-name="P19">Resultatlista</text:p>
            <text:p text:style-name="P20">Listan som genereras ska innehålla de exakta träffarna utifrån kriterierna i punkt 1, 2 och 3.</text:p>
          </table:table-cell>
          <table:table-cell table:style-name="Table1.C2" office:value-type="float" office:value="1">
            <text:p text:style-name="P18">1</text:p>
          </table:table-cell>
        </table:table-row>
        <table:table-row>
          <table:table-cell table:style-name="Table1.A2" office:value-type="float" office:value="4.1">
            <text:p text:style-name="P18">4,1</text:p>
          </table:table-cell>
          <table:table-cell table:style-name="Table1.B2" office:value-type="string">
            <text:p text:style-name="P19">Resultatlista – Fler förslag</text:p>
            <text:p text:style-name="P20">Listan ska vara uppdelad i två delar där den första av de två är exakta träffar och den andra representerar förslag som inte exakt uppfyller givna önskemål. T.ex. två timmar framför och två timmar efter den exakta sökningen.</text:p>
          </table:table-cell>
          <table:table-cell table:style-name="Table1.C2" office:value-type="float" office:value="2">
            <text:p text:style-name="P18">2</text:p>
          </table:table-cell>
        </table:table-row>
        <table:table-row>
          <table:table-cell table:style-name="Table1.A2" office:value-type="float" office:value="5">
            <text:p text:style-name="P18">5</text:p>
          </table:table-cell>
          <table:table-cell table:style-name="Table1.B2" office:value-type="string">
            <text:p text:style-name="P19">Kund</text:p>
            <text:p text:style-name="P20">En ny kund skapas dynamiskt genom att kunduppgifter fylls i formuläret. För- <text:soft-page-break/>och efternamn, personnummer, telefonnummer(hem och mobil), adress, postnummer och ort.</text:p>
          </table:table-cell>
          <table:table-cell table:style-name="Table1.C2" office:value-type="float" office:value="1">
            <text:p text:style-name="P18">1</text:p>
          </table:table-cell>
        </table:table-row>
        <table:table-row>
          <table:table-cell table:style-name="Table1.A2" office:value-type="float" office:value="6">
            <text:p text:style-name="P18">6</text:p>
          </table:table-cell>
          <table:table-cell table:style-name="Table1.B2" office:value-type="string">
            <text:p text:style-name="P19">Bokning</text:p>
            <text:p text:style-name="P20">Skapas när ett objekt ur resultatlistan valts och ett kundobjekt skapats. Dessa två kommer utgöra en bokning, som ett bokningsnummer kopplas till.</text:p>
          </table:table-cell>
          <table:table-cell table:style-name="Table1.C2" office:value-type="float" office:value="1">
            <text:p text:style-name="P18">1</text:p>
          </table:table-cell>
        </table:table-row>
        <table:table-row>
          <table:table-cell table:style-name="Table1.A2" office:value-type="float" office:value="6.1">
            <text:p text:style-name="P18">6,1</text:p>
          </table:table-cell>
          <table:table-cell table:style-name="Table1.B2" office:value-type="string">
            <text:p text:style-name="P19">Bokning – Status</text:p>
            <text:p text:style-name="P20">Det ska finnas tre olika status: kommande, aktiva och avslutade bokningar.</text:p>
          </table:table-cell>
          <table:table-cell table:style-name="Table1.C2" office:value-type="float" office:value="1">
            <text:p text:style-name="P18">1</text:p>
          </table:table-cell>
        </table:table-row>
        <table:table-row>
          <table:table-cell table:style-name="Table1.A2" office:value-type="float" office:value="6.2">
            <text:p text:style-name="P18">6,2</text:p>
          </table:table-cell>
          <table:table-cell table:style-name="Table1.B2" office:value-type="string">
            <text:p text:style-name="P19">Bokning – Avbokning</text:p>
            <text:p text:style-name="P20">Vid avbokning mindre än ett givet tidsintervall innan uthämtning ska varning ges.</text:p>
          </table:table-cell>
          <table:table-cell table:style-name="Table1.C2" office:value-type="float" office:value="2">
            <text:p text:style-name="P18">2</text:p>
          </table:table-cell>
        </table:table-row>
        <table:table-row>
          <table:table-cell table:style-name="Table1.A2" office:value-type="float" office:value="6.3">
            <text:p text:style-name="P18">6,3</text:p>
          </table:table-cell>
          <table:table-cell table:style-name="Table1.B2" office:value-type="string">
            <text:p text:style-name="P19">Bokning – Bekräftelse</text:p>
            <text:p text:style-name="P20">Ett bekräftelseval ska visas innan bokningen går igenom.</text:p>
          </table:table-cell>
          <table:table-cell table:style-name="Table1.C2" office:value-type="float" office:value="1">
            <text:p text:style-name="P18">1</text:p>
          </table:table-cell>
        </table:table-row>
        <table:table-row>
          <table:table-cell table:style-name="Table1.A2" office:value-type="float" office:value="6.4">
            <text:p text:style-name="P18">6,4</text:p>
          </table:table-cell>
          <table:table-cell table:style-name="Table1.B2" office:value-type="string">
            <text:p text:style-name="P19">Bokning – Utlämning </text:p>
            <text:p text:style-name="P20">Vid bekräftelsevalet ska även alternativet ”Bekräfta och lämna ut” finnas. Vilket tar en direkt till utlämningen av nyss skapad bokning.</text:p>
          </table:table-cell>
          <table:table-cell table:style-name="Table1.C2" office:value-type="float" office:value="2">
            <text:p text:style-name="P18">2</text:p>
          </table:table-cell>
        </table:table-row>
      </table:table>
      <text:p text:style-name="P10"/>
      <text:p text:style-name="P10"/>
      <text:p text:style-name="P10"><text:toc-mark-start text:id="IMark106688776" text:outline-level="2"/>5.2 Söksystemet<text:toc-mark-end text:id="IMark106688776"/></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Nr.</text:p>
            </table:table-cell>
            <table:table-cell table:style-name="Table2.A1" office:value-type="string">
              <text:p text:style-name="Table_20_Heading">Beskrivning</text:p>
            </table:table-cell>
            <table:table-cell table:style-name="Table2.C1" office:value-type="string">
              <text:p text:style-name="Table_20_Heading">Prioritet</text:p>
            </table:table-cell>
          </table:table-row>
        </table:table-header-rows>
        <table:table-row>
          <table:table-cell table:style-name="Table2.A2" office:value-type="float" office:value="7">
            <text:p text:style-name="P18">7</text:p>
          </table:table-cell>
          <table:table-cell table:style-name="Table2.B2" office:value-type="string">
            <text:p text:style-name="P19">Sökning</text:p>
            <text:p text:style-name="P20">Ska kunna söka på valt kriterium, bokningsnummer, reg. nr., för- och efternamn, <text:s/>telefonnummer och datum.</text:p>
          </table:table-cell>
          <table:table-cell table:style-name="Table2.C2" office:value-type="float" office:value="1">
            <text:p text:style-name="P18">1</text:p>
          </table:table-cell>
        </table:table-row>
        <table:table-row>
          <table:table-cell table:style-name="Table2.A2" office:value-type="float" office:value="7.1">
            <text:p text:style-name="P18">7,1</text:p>
          </table:table-cell>
          <table:table-cell table:style-name="Table2.B2" office:value-type="string">
            <text:p text:style-name="P19">Sökning – Specifikation</text:p>
            <text:p text:style-name="P20">Kunna söka på aktiva, avslutade och kommande bokningar.</text:p>
          </table:table-cell>
          <table:table-cell table:style-name="Table2.C2" office:value-type="float" office:value="2">
            <text:p text:style-name="P18">2</text:p>
          </table:table-cell>
        </table:table-row>
        <table:table-row>
          <table:table-cell table:style-name="Table2.A2" office:value-type="float" office:value="8">
            <text:p text:style-name="P18">8</text:p>
          </table:table-cell>
          <table:table-cell table:style-name="Table2.B2" office:value-type="string">
            <text:p text:style-name="P19">Sökresultat</text:p>
            <text:p text:style-name="P20">En lista med grundläggande information ska visas med resultatet från sökningen. T.ex. bokningstid, reg. nr., bokningsnummer, status.</text:p>
          </table:table-cell>
          <table:table-cell table:style-name="Table2.C2" office:value-type="float" office:value="1">
            <text:p text:style-name="P18">1</text:p>
          </table:table-cell>
        </table:table-row>
        <table:table-row>
          <table:table-cell table:style-name="Table2.A2" office:value-type="float" office:value="9">
            <text:p text:style-name="P18">9</text:p>
          </table:table-cell>
          <table:table-cell table:style-name="Table2.B2" office:value-type="string">
            <text:p text:style-name="P19">Visa</text:p>
            <text:p text:style-name="P20">Ska visa all information om vald bokning från söklistan.</text:p>
          </table:table-cell>
          <table:table-cell table:style-name="Table2.C2" office:value-type="float" office:value="1">
            <text:p text:style-name="P18">1</text:p>
          </table:table-cell>
        </table:table-row>
        <table:table-row>
          <table:table-cell table:style-name="Table2.A2" office:value-type="float" office:value="10">
            <text:p text:style-name="P18">10</text:p>
          </table:table-cell>
          <table:table-cell table:style-name="Table2.B2" office:value-type="string">
            <text:p text:style-name="P19">Ändra i bokningssystemet</text:p>
            <text:p text:style-name="P20">Ska kunna göras av markerat objekt i sökresultatet i kommande och aktiva bokningar, ett bekräftelseval ska visas.</text:p>
          </table:table-cell>
          <table:table-cell table:style-name="Table2.C2" office:value-type="float" office:value="1">
            <text:p text:style-name="P18">1</text:p>
          </table:table-cell>
        </table:table-row>
        <table:table-row>
          <table:table-cell table:style-name="Table2.A2" office:value-type="float" office:value="11">
            <text:p text:style-name="P18">11</text:p>
          </table:table-cell>
          <table:table-cell table:style-name="Table2.B2" office:value-type="string">
            <text:p text:style-name="P19">Ta bort ur bokningssystemet</text:p>
            <text:p text:style-name="P20">Ska kunna göras av markerat objekt i sökresultatet i kommande och ett bekräftelseval ska visas.</text:p>
          </table:table-cell>
          <table:table-cell table:style-name="Table2.C2" office:value-type="float" office:value="1">
            <text:p text:style-name="P18">1</text:p>
          </table:table-cell>
        </table:table-row>
      </table:table>
      <text:p text:style-name="Standard"/>
      <text:p text:style-name="Standard"/>
      <text:p text:style-name="P10"><text:toc-mark-start text:id="IMark106687892" text:outline-level="2"/>5.3 Utlämning<text:toc-mark-end text:id="IMark106687892"/></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Nr.</text:p>
            </table:table-cell>
            <table:table-cell table:style-name="Table3.A1" office:value-type="string">
              <text:p text:style-name="Table_20_Heading">Beskrivning</text:p>
            </table:table-cell>
            <table:table-cell table:style-name="Table3.C1" office:value-type="string">
              <text:p text:style-name="Table_20_Heading">Prioritet</text:p>
            </table:table-cell>
          </table:table-row>
        </table:table-header-rows>
        <table:table-row>
          <table:table-cell table:style-name="Table3.A2" office:value-type="float" office:value="12">
            <text:p text:style-name="P18">12</text:p>
          </table:table-cell>
          <table:table-cell table:style-name="Table3.B2" office:value-type="string">
            <text:p text:style-name="P19">Utlämningslista</text:p>
            <text:p text:style-name="P20">Ska lista dagens ej utlämnade bokningar.</text:p>
          </table:table-cell>
          <table:table-cell table:style-name="Table3.C2" office:value-type="float" office:value="1">
            <text:p text:style-name="P18">1</text:p>
          </table:table-cell>
        </table:table-row>
        <table:table-row>
          <table:table-cell table:style-name="Table3.A2" office:value-type="float" office:value="13">
            <text:p text:style-name="P18">13</text:p>
          </table:table-cell>
          <table:table-cell table:style-name="Table3.B2" office:value-type="string">
            <text:p text:style-name="P19">Ta bort</text:p>
            <text:p text:style-name="P20">En kommande bokning ska kunna tas bort, ett bekräftelseval ska visas.</text:p>
          </table:table-cell>
          <table:table-cell table:style-name="Table3.C2" office:value-type="float" office:value="1">
            <text:p text:style-name="P18">1</text:p>
          </table:table-cell>
        </table:table-row>
        <text:soft-page-break/>
        <table:table-row>
          <table:table-cell table:style-name="Table3.A2" office:value-type="float" office:value="14">
            <text:p text:style-name="P18">14</text:p>
          </table:table-cell>
          <table:table-cell table:style-name="Table3.B2" office:value-type="string">
            <text:p text:style-name="P19">Ändra</text:p>
            <text:p text:style-name="P20">En kommande bokning ska kunna ändras, ett bekräftelseval ska visas.</text:p>
          </table:table-cell>
          <table:table-cell table:style-name="Table3.C2" office:value-type="float" office:value="1">
            <text:p text:style-name="P18">1</text:p>
          </table:table-cell>
        </table:table-row>
        <table:table-row>
          <table:table-cell table:style-name="Table3.A2" office:value-type="float" office:value="15">
            <text:p text:style-name="P18">15</text:p>
          </table:table-cell>
          <table:table-cell table:style-name="Table3.B2" office:value-type="string">
            <text:p text:style-name="P19">Lämna ut</text:p>
            <text:p text:style-name="P20">Bokningen ska nu ändra status från kommande till aktiv.</text:p>
          </table:table-cell>
          <table:table-cell table:style-name="Table3.C2" office:value-type="float" office:value="1">
            <text:p text:style-name="P18">1</text:p>
          </table:table-cell>
        </table:table-row>
        <table:table-row>
          <table:table-cell table:style-name="Table3.A2" office:value-type="float" office:value="15.1">
            <text:p text:style-name="P18">15,1</text:p>
          </table:table-cell>
          <table:table-cell table:style-name="Table3.B2" office:value-type="string">
            <text:p text:style-name="P19">Lämna ut – Tidigare</text:p>
            <text:p text:style-name="P20">Varning ska ges och ett bekräftelseval ska visas. Annars samma som vid ändring.</text:p>
          </table:table-cell>
          <table:table-cell table:style-name="Table3.C2" office:value-type="float" office:value="2">
            <text:p text:style-name="P18">2</text:p>
          </table:table-cell>
        </table:table-row>
      </table:table>
      <text:p text:style-name="Standard"/>
      <text:p text:style-name="Standard"/>
      <text:p text:style-name="P10"><text:toc-mark-start text:id="IMark106688584" text:outline-level="2"/>5.4 Återlämning<text:toc-mark-end text:id="IMark106688584"/></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Table_20_Heading">Nr.</text:p>
            </table:table-cell>
            <table:table-cell table:style-name="Table4.A1" office:value-type="string">
              <text:p text:style-name="Table_20_Heading">Beskrivning</text:p>
            </table:table-cell>
            <table:table-cell table:style-name="Table4.C1" office:value-type="string">
              <text:p text:style-name="Table_20_Heading">Prioritet</text:p>
            </table:table-cell>
          </table:table-row>
        </table:table-header-rows>
        <table:table-row>
          <table:table-cell table:style-name="Table4.A2" office:value-type="float" office:value="16">
            <text:p text:style-name="P18">16</text:p>
          </table:table-cell>
          <table:table-cell table:style-name="Table4.B2" office:value-type="string">
            <text:p text:style-name="P19">Återlämning - lista</text:p>
            <text:p text:style-name="P20">Ska lista aktuella bokningar.</text:p>
          </table:table-cell>
          <table:table-cell table:style-name="Table4.C2" office:value-type="float" office:value="1">
            <text:p text:style-name="P18">1</text:p>
          </table:table-cell>
        </table:table-row>
        <table:table-row>
          <table:table-cell table:style-name="Table4.A2" office:value-type="float" office:value="17">
            <text:p text:style-name="P18">17</text:p>
          </table:table-cell>
          <table:table-cell table:style-name="Table4.B2" office:value-type="string">
            <text:p text:style-name="P19">Ändra</text:p>
            <text:p text:style-name="P20">En aktiv bokning ska kunna ändras, ett bekräftelseval ska visas.</text:p>
          </table:table-cell>
          <table:table-cell table:style-name="Table4.C2" office:value-type="float" office:value="1">
            <text:p text:style-name="P18">1</text:p>
          </table:table-cell>
        </table:table-row>
        <table:table-row>
          <table:table-cell table:style-name="Table4.A2" office:value-type="float" office:value="18">
            <text:p text:style-name="P18">18</text:p>
          </table:table-cell>
          <table:table-cell table:style-name="Table4.B2" office:value-type="string">
            <text:p text:style-name="P19">Återlämna</text:p>
            <text:p text:style-name="P20">Besiktning av fordonet ska göras, bokningen ska nu ändra status till avslutad.</text:p>
          </table:table-cell>
          <table:table-cell table:style-name="Table4.C2" office:value-type="float" office:value="1">
            <text:p text:style-name="P18">1</text:p>
          </table:table-cell>
        </table:table-row>
        <table:table-row>
          <table:table-cell table:style-name="Table4.A2" office:value-type="float" office:value="18.1">
            <text:p text:style-name="P18">18,1</text:p>
          </table:table-cell>
          <table:table-cell table:style-name="Table4.B2" office:value-type="string">
            <text:p text:style-name="P19">Återlämna – Senare</text:p>
            <text:p text:style-name="P20">Varning ska ges och ett bekräftelseval ska visas.</text:p>
          </table:table-cell>
          <table:table-cell table:style-name="Table4.C2" office:value-type="float" office:value="2">
            <text:p text:style-name="P18">2</text:p>
          </table:table-cell>
        </table:table-row>
        <table:table-row>
          <table:table-cell table:style-name="Table4.A2" office:value-type="float" office:value="18.2">
            <text:p text:style-name="P18">18,2</text:p>
          </table:table-cell>
          <table:table-cell table:style-name="Table4.B2" office:value-type="string">
            <text:p text:style-name="P19">Återlämning – Prisuppgift</text:p>
            <text:p text:style-name="P20">Det faktiska priset som beräknas efter mätarinställning och övrig data.</text:p>
          </table:table-cell>
          <table:table-cell table:style-name="Table4.C2" office:value-type="float" office:value="2">
            <text:p text:style-name="P18">2</text:p>
          </table:table-cell>
        </table:table-row>
      </table:table>
      <text:p text:style-name="Standard"/>
      <text:p text:style-name="Standard"/>
      <text:p text:style-name="Standard"><text:toc-mark-start text:id="IMark106689976" text:outline-level="2"/><text:span text:style-name="T3">5.5 Fordonssystemet</text:span><text:toc-mark-end text:id="IMark106689976"/><text:tab/></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Nr.</text:p>
            </table:table-cell>
            <table:table-cell table:style-name="Table5.A1" office:value-type="string">
              <text:p text:style-name="Table_20_Heading">Beskrivning</text:p>
            </table:table-cell>
            <table:table-cell table:style-name="Table5.C1" office:value-type="string">
              <text:p text:style-name="Table_20_Heading">Prioritet</text:p>
            </table:table-cell>
          </table:table-row>
        </table:table-header-rows>
        <table:table-row>
          <table:table-cell table:style-name="Table5.A2" office:value-type="float" office:value="19">
            <text:p text:style-name="P18">19</text:p>
          </table:table-cell>
          <table:table-cell table:style-name="Table5.B2" office:value-type="string">
            <text:p text:style-name="P19">Lista med fordon</text:p>
            <text:p text:style-name="P20">En lista med grundläggande information ska visas för alla firmans fordon listade efter registreringsnummer.</text:p>
          </table:table-cell>
          <table:table-cell table:style-name="Table5.C2" office:value-type="float" office:value="1">
            <text:p text:style-name="P18">1</text:p>
          </table:table-cell>
        </table:table-row>
        <table:table-row>
          <table:table-cell table:style-name="Table5.A2" office:value-type="float" office:value="19.1">
            <text:p text:style-name="P18">19,1</text:p>
          </table:table-cell>
          <table:table-cell table:style-name="Table5.B2" office:value-type="string">
            <text:p text:style-name="P19">Lista med fordon – Bilder</text:p>
            <text:p text:style-name="P20">Lägga till bilder för alla fordonstyper.</text:p>
          </table:table-cell>
          <table:table-cell table:style-name="Table5.C2" office:value-type="float" office:value="2">
            <text:p text:style-name="P18">2</text:p>
          </table:table-cell>
        </table:table-row>
        <table:table-row>
          <table:table-cell table:style-name="Table5.A2" office:value-type="float" office:value="20">
            <text:p text:style-name="P18">20</text:p>
          </table:table-cell>
          <table:table-cell table:style-name="Table5.B2" office:value-type="string">
            <text:p text:style-name="P19">Ta bort</text:p>
            <text:p text:style-name="P20">Ett fordon i fordonsparken ska göras otillgängligt för bokning, ett bekräftelseval ska visas.</text:p>
          </table:table-cell>
          <table:table-cell table:style-name="Table5.C2" office:value-type="float" office:value="1">
            <text:p text:style-name="P18">1</text:p>
          </table:table-cell>
        </table:table-row>
        <table:table-row>
          <table:table-cell table:style-name="Table5.A2" office:value-type="float" office:value="21">
            <text:p text:style-name="P18">21</text:p>
          </table:table-cell>
          <table:table-cell table:style-name="Table5.B2" office:value-type="string">
            <text:p text:style-name="P19">Lägg till</text:p>
            <text:p text:style-name="P20">Ett nytt fordon ska kunna läggas till i fordonsparken, ett bekräftelseval ska visas.</text:p>
          </table:table-cell>
          <table:table-cell table:style-name="Table5.C2" office:value-type="float" office:value="1">
            <text:p text:style-name="P18">1</text:p>
          </table:table-cell>
        </table:table-row>
        <table:table-row>
          <table:table-cell table:style-name="Table5.A2" office:value-type="float" office:value="22">
            <text:p text:style-name="P18">22</text:p>
          </table:table-cell>
          <table:table-cell table:style-name="Table5.B2" office:value-type="string">
            <text:p text:style-name="P19">Information</text:p>
            <text:p text:style-name="P20">Ska kunna visas av markerat objekt i sökresultatet, här ska all information om fordonet visas.</text:p>
          </table:table-cell>
          <table:table-cell table:style-name="Table5.C2" office:value-type="float" office:value="1">
            <text:p text:style-name="P18">1</text:p>
          </table:table-cell>
        </table:table-row>
        <table:table-row>
          <table:table-cell table:style-name="Table5.A2" office:value-type="float" office:value="22.1">
            <text:p text:style-name="P18">22,1</text:p>
          </table:table-cell>
          <table:table-cell table:style-name="Table5.B2" office:value-type="string">
            <text:p text:style-name="P19">Information – Ändra</text:p>
            <text:p text:style-name="P20">Befintligt fordon ska kunna modifieras i efterhand.</text:p>
          </table:table-cell>
          <table:table-cell table:style-name="Table5.C2" office:value-type="float" office:value="2">
            <text:p text:style-name="P18">2</text:p>
          </table:table-cell>
        </table:table-row>
      </table:table>
      <text:p text:style-name="P8"/>
      <text:p text:style-name="P8"><text:soft-page-break/></text:p>
      <text:p text:style-name="P8"><text:toc-mark-start text:id="IMark106690408" text:outline-level="2"/>5.6 Övrigt<text:toc-mark-end text:id="IMark106690408"/></text:p>
      <table:table table:name="Tabell1" table:style-name="Tabell1">
        <table:table-column table:style-name="Tabell1.A"/>
        <table:table-column table:style-name="Tabell1.B"/>
        <table:table-column table:style-name="Tabell1.C"/>
        <table:table-header-rows>
          <table:table-row>
            <table:table-cell table:style-name="Tabell1.A1" office:value-type="string">
              <text:p text:style-name="Table_20_Heading">Nr.</text:p>
            </table:table-cell>
            <table:table-cell table:style-name="Tabell1.A1" office:value-type="string">
              <text:p text:style-name="Table_20_Heading">Beskrivning</text:p>
            </table:table-cell>
            <table:table-cell table:style-name="Tabell1.C1" office:value-type="string">
              <text:p text:style-name="Table_20_Heading">Prioritet</text:p>
            </table:table-cell>
          </table:table-row>
        </table:table-header-rows>
        <table:table-row>
          <table:table-cell table:style-name="Tabell1.A2" office:value-type="float" office:value="23">
            <text:p text:style-name="P18">23</text:p>
          </table:table-cell>
          <table:table-cell table:style-name="Tabell1.B2" office:value-type="string">
            <text:p text:style-name="P19">Menyrad - Inställningar - Öppettider</text:p>
            <text:p text:style-name="P20">Ska kunna ange stationens öppettider.</text:p>
          </table:table-cell>
          <table:table-cell table:style-name="Tabell1.C2" office:value-type="float" office:value="2">
            <text:p text:style-name="P18">2</text:p>
          </table:table-cell>
        </table:table-row>
        <table:table-row>
          <table:table-cell table:style-name="Tabell1.A2" office:value-type="float" office:value="24">
            <text:p text:style-name="P18">24</text:p>
          </table:table-cell>
          <table:table-cell table:style-name="Tabell1.B2" office:value-type="string">
            <text:p text:style-name="P19">Menyrad - Inställningar - Kortaste hyrtid</text:p>
            <text:p text:style-name="P20">Ska kunna ange kortaste tid ett fordon får hyras.</text:p>
          </table:table-cell>
          <table:table-cell table:style-name="Tabell1.C2" office:value-type="float" office:value="2">
            <text:p text:style-name="P18">2</text:p>
          </table:table-cell>
        </table:table-row>
        <table:table-row>
          <table:table-cell table:style-name="Tabell1.A2" office:value-type="float" office:value="25">
            <text:p text:style-name="P18">25</text:p>
          </table:table-cell>
          <table:table-cell table:style-name="Tabell1.B2" office:value-type="string">
            <text:p text:style-name="P19">Menyrad - Inställningar - Prissättning</text:p>
            <text:p text:style-name="P20">Ska kunna ange priser för de olika kategorierna samt milkostnad.</text:p>
          </table:table-cell>
          <table:table-cell table:style-name="Tabell1.C4" office:value-type="string">
            <text:p text:style-name="P18">2</text:p>
            <text:p text:style-name="P18"/>
          </table:table-cell>
        </table:table-row>
        <table:table-row>
          <table:table-cell table:style-name="Tabell1.A2" office:value-type="float" office:value="26">
            <text:p text:style-name="P18">26</text:p>
          </table:table-cell>
          <table:table-cell table:style-name="Tabell1.B2" office:value-type="string">
            <text:p text:style-name="P19">Menyrad - Inställningar – Avbokningstid</text:p>
            <text:p text:style-name="P20">Ska kunna ange kortaste tid innan uthämtning som avbokning ska kunna göras utan att varning ges.</text:p>
          </table:table-cell>
          <table:table-cell table:style-name="Tabell1.C2" office:value-type="float" office:value="2">
            <text:p text:style-name="P18">2</text:p>
          </table:table-cell>
        </table:table-row>
        <table:table-row>
          <table:table-cell table:style-name="Tabell1.A2" office:value-type="float" office:value="27">
            <text:p text:style-name="P18">27</text:p>
          </table:table-cell>
          <table:table-cell table:style-name="Tabell1.B2" office:value-type="string">
            <text:p text:style-name="P19">Menyrad - Om</text:p>
            <text:p text:style-name="P20">Ska ge information om programversion samt upphovsmän.</text:p>
          </table:table-cell>
          <table:table-cell table:style-name="Tabell1.C2" office:value-type="float" office:value="2">
            <text:p text:style-name="P18">2</text:p>
          </table:table-cell>
        </table:table-row>
        <table:table-row>
          <table:table-cell table:style-name="Tabell1.A2" office:value-type="float" office:value="28">
            <text:p text:style-name="P18">28</text:p>
          </table:table-cell>
          <table:table-cell table:style-name="Tabell1.B2" office:value-type="string">
            <text:p text:style-name="P19">Databaser</text:p>
            <text:p text:style-name="P20">Databaser ska användas för att hantera bokningar och fordon.</text:p>
          </table:table-cell>
          <table:table-cell table:style-name="Tabell1.C2" office:value-type="float" office:value="1">
            <text:p text:style-name="P18">1</text:p>
          </table:table-cell>
        </table:table-row>
      </table:table>
      <text:p text:style-name="P16"><text:toc-mark-start text:id="IMark106690408" text:outline-level="1"/>6. Lagring av permanent data<text:toc-mark-end text:id="IMark106690408"/></text:p>
      <text:p text:style-name="P8"/>
      <text:p text:style-name="P7">Lagring av data sker med hjälp av databaser (SQLite). En databas för bokningar och en för fordon. Lagring av data kommer ske löpande under programmets gång vid bekräftelser från operatöre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auto-update="true" style:class="extra">
      <style:paragraph-properties fo:text-align="center" style:justify-single-word="false"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Index" style:page-layout-name="Mpm2">
      <style:footer>
        <text:p text:style-name="Footer"><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10-11T12:36:32</meta:creation-date>
    <meta:editing-duration>PT5H56M</meta:editing-duration>
    <meta:editing-cycles>86</meta:editing-cycles>
    <meta:generator>OpenOffice.org/3.3$Unix OpenOffice.org_project/330m20$Build-9567</meta:generator>
    <meta:initial-creator>Martin Andersson</meta:initial-creator>
    <dc:date>2012-11-02T11:23:54</dc:date>
    <dc:creator>Martin Andersson</dc:creator>
    <meta:document-statistic meta:table-count="6" meta:image-count="0" meta:object-count="0" meta:page-count="13" meta:paragraph-count="289" meta:word-count="1820" meta:character-count="11479"/>
  </office:meta>
</office:document-meta>
</file>